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eille compétences transvers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iban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giciel infographie,d’analyse de données </text:p>
              </text:list-item>
              <text:list-item>
                <text:p>Conçu pour être utilisé avec Elastic Search(stockage données NoSQL) et Beat ou Logstash (récupération des donnes)</text:p>
              </text:list-item>
              <text:list-item>
                <text:p>Recherche puissante mais complexe</text:p>
              </text:list-item>
              <text:list-item>
                <text:p>Pas d’aler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giciel d’infographie et de requêtes SQL</text:p>
              </text:list-item>
              <text:list-item>
                <text:p>Ne peut pas faire de recherches dans du texte</text:p>
              </text:list-item>
              <text:list-item>
                <text:p>Permet de créer des alertes</text:p>
              </text:list-item>
              <text:list-item>
                <text:p>Éditeur de requête varie selon la source</text:p>
              </text:list-item>
              <text:list-item>
                <text:p>Dashboard plus puissants et rafiné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fana vs Tiban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ibana est plus orienté log et n’est conçu que pour travailler avec la suite ELK. Ses rapports sont conçu pour être publics.</text:p>
              </text:list-item>
              <text:list-item>
                <text:p>Grafana est plus orienté ressources informatiques,paramètres non textuel,et récupération de donnée spécifiques depuis les bases de données. Peut être connecté à de nombreuses bases de donné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T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ndard et utilisé depuis longtemps</text:p>
              </text:list-item>
              <text:list-item>
                <text:p>La donnée est transformée et normalisée avant le stock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L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s données sont enregistrées telles quelle</text:p>
              </text:list-item>
              <text:list-item>
                <text:p>Elle ne sont transformées que lors des requê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TL vs EL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TL adapté à un volume de données plus faible qu’ELT</text:p>
              </text:list-item>
              <text:list-item>
                <text:p>ETL est plus adapté aux données complexe</text:p>
              </text:list-item>
              <text:list-item>
                <text:p>ETL est plus lent à charger les données et nécessite des ressources </text:p>
              </text:list-item>
              <text:list-item>
                <text:p>ETL est plus sécurisé et empêche la redond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crum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/>Daily:courte revue de l’avancement des tâches</text:p>
              </text:list-item>
              <text:list-item>
                <text:p>Sprint planning : découpage &amp; attribution tâches pour 1-4 semaines </text:p>
              </text:list-item>
              <text:list-item>
                <text:p>Backlog : liste des tâches et livrables finis </text:p>
              </text:list-item>
              <text:list-item>
                <text:p>User Story : explication fonctionnalité point de vue user</text:p>
              </text:list-item>
              <text:list-item>
                <text:p>Rétrospective : discussion dysfonctionnement &amp; solution</text:p>
              </text:list-item>
              <text:list-item>
                <text:p><text:s/>Revues de Sprint : présentation réalisations,feedb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9T16:39:34.304000000</meta:creation-date>
    <meta:generator>LibreOffice/6.0.6.2$Windows_X86_64 LibreOffice_project/0c292870b25a325b5ed35f6b45599d2ea4458e77</meta:generator>
    <dc:date>2022-02-10T09:38:58.020000000</dc:date>
    <meta:editing-duration>PT34M31S</meta:editing-duration>
    <meta:editing-cycles>6</meta:editing-cycles>
    <meta:document-statistic meta:object-count="53"/>
  </office:meta>
</office:document-meta>
</file>